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4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/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row table:style-name="ro1">
          <table:table-cell office:value-type="float" office:value="839" calcext:value-type="float">
            <text:p>839</text:p>
          </table:table-cell>
          <table:table-cell table:formula="of:=[.A1]/365" office:value-type="float" office:value="2.2986301369863" calcext:value-type="float">
            <text:p>2,2986301369863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formula="of:=2*365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formula="of:=[.A1]-[.A3]" office:value-type="float" office:value="109" calcext:value-type="float">
            <text:p>109</text:p>
          </table:table-cell>
          <table:table-cell table:formula="of:=[.A4]/30" office:value-type="float" office:value="3.63333333333333" calcext:value-type="float">
            <text:p>3,6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gefähr 2 Jahre und 3,5 Mona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6478" calcext:value-type="float">
            <text:p>96478</text:p>
          </table:table-cell>
          <table:table-cell office:value-type="float" office:value="99441" calcext:value-type="float">
            <text:p>99441</text:p>
          </table:table-cell>
          <table:table-cell table:formula="of:=[.A7]/[.B7]" office:value-type="float" office:value="0.970203437214026" calcext:value-type="float">
            <text:p>0,970203437214026</text:p>
          </table:table-cell>
          <table:table-cell office:value-type="string" calcext:value-type="string">
            <text:p>delivered</text:p>
          </table:table-cell>
          <table:table-cell table:number-columns-repeated="3"/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32951" calcext:value-type="float">
            <text:p>32951</text:p>
          </table:table-cell>
          <table:table-cell table:formula="of:=[.A8]/[.B8]" office:value-type="float" office:value="0.117750599374829" calcext:value-type="float">
            <text:p>0,117750599374829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2">
          <table:table-cell table:style-name="ce3" office:value-type="string" calcext:value-type="string">
            <text:p>abine Joseph11:46 AM<text:a xlink:href="https://help.tableau.com/current/pro/desktop/en-us/buildexamples_bubbles.htm" xlink:type="simple">https://help.tableau.com/current/pro/desktop/en-us/buildexamples_bubbles.htm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095" calcext:value-type="float">
            <text:p>3095</text:p>
          </table:table-cell>
          <table:table-cell table:formula="of:=[.A14]/[.B14]" office:value-type="float" office:value="0.152827140549273" calcext:value-type="float">
            <text:p>0,152827140549273</text:p>
          </table:table-cell>
          <table:table-cell office:value-type="string" calcext:value-type="string">
            <text:p>Tech sellers out of all sellers</text:p>
          </table:table-cell>
          <table:table-cell table:number-columns-repeated="3"/>
        </table:table-row>
        <table:table-row table:style-name="ro1">
          <table:table-cell table:formula="of:=268/24" office:value-type="float" office:value="11.1666666666667" calcext:value-type="float">
            <text:p>11,1666666666667</text:p>
          </table:table-cell>
          <table:table-cell/>
          <table:table-cell office:value-type="string" calcext:value-type="string">
            <text:p>Deliveries are 11 h ahead estimated tim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formula="of:=282/25" office:value-type="float" office:value="11.28" calcext:value-type="float">
            <text:p>11,28</text:p>
          </table:table-cell>
          <table:table-cell/>
          <table:table-cell office:value-type="string" calcext:value-type="string">
            <text:p>time between order approved and delivered</text:p>
          </table:table-cell>
          <table:table-cell table:number-columns-repeated="4"/>
        </table:table-row>
        <table:table-row table:style-name="ro1">
          <table:table-cell table:formula="of:=546/24" office:value-type="float" office:value="22.75" calcext:value-type="float">
            <text:p>22,75</text:p>
          </table:table-cell>
          <table:table-cell/>
          <table:table-cell office:value-type="string" calcext:value-type="string">
            <text:p>time between order aproved and estimated deliver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0]/24" office:value-type="float" office:value="12.2083333333333" calcext:value-type="float">
            <text:p>12,2083333333333</text:p>
          </table:table-cell>
          <table:table-cell office:value-type="string" calcext:value-type="string">
            <text:p>tech orders speed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1]/24" office:value-type="float" office:value="11.5833333333333" calcext:value-type="float">
            <text:p>11,5833333333333</text:p>
          </table:table-cell>
          <table:table-cell office:value-type="string" calcext:value-type="string">
            <text:p>Non-Tech speed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um price</text:p>
          </table:table-cell>
          <table:table-cell office:value-type="string" calcext:value-type="string">
            <text:p>count</text:p>
          </table:table-cell>
          <table:table-cell table:number-columns-repeated="5"/>
        </table:table-row>
        <table:table-row table:style-name="ro1">
          <table:table-cell office:value-type="float" office:value="10928009.2270316" calcext:value-type="float">
            <text:p>10928009,2270316</text:p>
          </table:table-cell>
          <table:table-cell/>
          <table:table-cell office:value-type="float" office:value="94661" calcext:value-type="float">
            <text:p>94661</text:p>
          </table:table-cell>
          <table:table-cell table:formula="of:=[.A25]/[.C25]" office:value-type="float" office:value="115.44362754494" calcext:value-type="float">
            <text:p>115,44362754494</text:p>
          </table:table-cell>
          <table:table-cell office:value-type="string" calcext:value-type="string">
            <text:p>stuff</text:p>
          </table:table-cell>
          <table:table-cell table:number-columns-repeated="2"/>
        </table:table-row>
        <table:table-row table:style-name="ro1">
          <table:table-cell office:value-type="float" office:value="2663634.47468877" calcext:value-type="float">
            <text:p>2663634,47468877</text:p>
          </table:table-cell>
          <table:table-cell/>
          <table:table-cell office:value-type="float" office:value="17989" calcext:value-type="float">
            <text:p>17989</text:p>
          </table:table-cell>
          <table:table-cell/>
          <table:table-cell office:value-type="string" calcext:value-type="string">
            <text:p>Tech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r mon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 price all sellers alltime</text:p>
          </table:table-cell>
          <table:table-cell/>
          <table:table-cell office:value-type="string" calcext:value-type="string">
            <text:p>ungefähr</text:p>
          </table:table-cell>
          <table:table-cell office:value-type="string" calcext:value-type="string">
            <text:p>number of sellers sellers</text:p>
          </table:table-cell>
          <table:table-cell office:value-type="string" calcext:value-type="string">
            <text:p>avg per seller per month</text:p>
          </table:table-cell>
          <table:table-cell table:number-columns-repeated="2"/>
        </table:table-row>
        <table:table-row table:style-name="ro1">
          <table:table-cell office:value-type="float" office:value="13591644" calcext:value-type="float">
            <text:p>13591644</text:p>
          </table:table-cell>
          <table:table-cell office:value-type="string" calcext:value-type="string">
            <text:p>all</text:p>
          </table:table-cell>
          <table:table-cell table:style-name="ce5" table:formula="of:=[.A30]/26" office:value-type="float" office:value="522755.538461538" calcext:value-type="float">
            <text:p>522.755,54</text:p>
          </table:table-cell>
          <table:table-cell office:value-type="float" office:value="3095" calcext:value-type="float">
            <text:p>3095</text:p>
          </table:table-cell>
          <table:table-cell table:style-name="ce5" table:formula="of:=[.C30]/[.D30]" office:value-type="float" office:value="168.903243444762" calcext:value-type="float">
            <text:p>168,90</text:p>
          </table:table-cell>
          <table:table-cell table:number-columns-repeated="2"/>
        </table:table-row>
        <table:table-row table:style-name="ro1">
          <table:table-cell office:value-type="float" office:value="10928010" calcext:value-type="float">
            <text:p>10928010</text:p>
          </table:table-cell>
          <table:table-cell office:value-type="string" calcext:value-type="string">
            <text:p>tech</text:p>
          </table:table-cell>
          <table:table-cell table:style-name="ce5" table:formula="of:=[.A31]/26" office:value-type="float" office:value="420308.076923077" calcext:value-type="float">
            <text:p>420.308,08</text:p>
          </table:table-cell>
          <table:table-cell office:value-type="float" office:value="473" calcext:value-type="float">
            <text:p>473</text:p>
          </table:table-cell>
          <table:table-cell table:style-name="ce5" table:formula="of:=[.C31]/[.D31]" office:value-type="float" office:value="888.600585461051" calcext:value-type="float">
            <text:p>888,60</text:p>
          </table:table-cell>
          <table:table-cell table:number-columns-repeated="2"/>
        </table:table-row>
        <table:table-row table:style-name="ro1">
          <table:table-cell office:value-type="float" office:value="2663634" calcext:value-type="float">
            <text:p>2663634</text:p>
          </table:table-cell>
          <table:table-cell office:value-type="string" calcext:value-type="string">
            <text:p>Non-tech </text:p>
          </table:table-cell>
          <table:table-cell table:style-name="ce5" table:formula="of:=[.A32]/26" office:value-type="float" office:value="102447.461538462" calcext:value-type="float">
            <text:p>102.447,46</text:p>
          </table:table-cell>
          <table:table-cell office:value-type="float" office:value="2940" calcext:value-type="float">
            <text:p>2940</text:p>
          </table:table-cell>
          <table:table-cell table:style-name="ce5" table:formula="of:=[.C32]/[.D32]" office:value-type="float" office:value="34.8460753532182" calcext:value-type="float">
            <text:p>34,85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umber of tec products/ non order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roducts &gt;200</text:p>
          </table:table-cell>
          <table:table-cell/>
          <table:table-cell office:value-type="string" calcext:value-type="string">
            <text:p>Products <text:s/>1000</text:p>
          </table:table-cell>
          <table:table-cell/>
        </table:table-row>
        <table:table-row table:style-name="ro1">
          <table:table-cell office:value-type="string" calcext:value-type="string">
            <text:p>tech </text:p>
          </table:table-cell>
          <table:table-cell office:value-type="float" office:value="17989" calcext:value-type="float">
            <text:p>17989</text:p>
          </table:table-cell>
          <table:table-cell table:style-name="ce6" table:formula="of:=[.B37]/[.B39]" office:value-type="percentage" office:value="0.159689303151354" calcext:value-type="percentage">
            <text:p>15,97 %</text:p>
          </table:table-cell>
          <table:table-cell office:value-type="float" office:value="2809" calcext:value-type="float">
            <text:p>2809</text:p>
          </table:table-cell>
          <table:table-cell table:style-name="ce6" table:formula="of:=[.D37]/[.D39]" office:value-type="percentage" office:value="0.21003439509496" calcext:value-type="percentage">
            <text:p>21,00 %</text:p>
          </table:table-cell>
          <table:table-cell office:value-type="float" office:value="273" calcext:value-type="float">
            <text:p>273</text:p>
          </table:table-cell>
          <table:table-cell table:style-name="ce6" table:formula="of:=[.F37]/[.F39]" office:value-type="percentage" office:value="0.322314049586777" calcext:value-type="percentage">
            <text:p>32,23 %</text:p>
          </table:table-cell>
        </table:table-row>
        <table:table-row table:style-name="ro1">
          <table:table-cell office:value-type="string" calcext:value-type="string">
            <text:p>non.tech</text:p>
          </table:table-cell>
          <table:table-cell office:value-type="float" office:value="94661" calcext:value-type="float">
            <text:p>94661</text:p>
          </table:table-cell>
          <table:table-cell table:style-name="ce6" table:formula="of:=[.B38]/[.B39]" office:value-type="percentage" office:value="0.840310696848646" calcext:value-type="percentage">
            <text:p>84,03 %</text:p>
          </table:table-cell>
          <table:table-cell office:value-type="float" office:value="10565" calcext:value-type="float">
            <text:p>10565</text:p>
          </table:table-cell>
          <table:table-cell table:style-name="ce6" table:formula="of:=[.D38]/[.D39]" office:value-type="percentage" office:value="0.78996560490504" calcext:value-type="percentage">
            <text:p>79,00 %</text:p>
          </table:table-cell>
          <table:table-cell office:value-type="float" office:value="574" calcext:value-type="float">
            <text:p>574</text:p>
          </table:table-cell>
          <table:table-cell table:style-name="ce6" table:formula="of:=[.F38]/[.F39]" office:value-type="percentage" office:value="0.677685950413223" calcext:value-type="percentage">
            <text:p>67,77 %</text:p>
          </table:table-cell>
        </table:table-row>
        <table:table-row table:style-name="ro1">
          <table:table-cell/>
          <table:table-cell table:formula="of:=[.B37]+[.B38]" office:value-type="float" office:value="112650" calcext:value-type="float">
            <text:p>112650</text:p>
          </table:table-cell>
          <table:table-cell/>
          <table:table-cell table:formula="of:=[.D37]+[.D38]" office:value-type="float" office:value="13374" calcext:value-type="float">
            <text:p>13374</text:p>
          </table:table-cell>
          <table:table-cell/>
          <table:table-cell table:formula="of:=[.F37]+[.F38]" office:value-type="float" office:value="847" calcext:value-type="float">
            <text:p>847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order_payment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ch </text:p>
          </table:table-cell>
          <table:table-cell office:value-type="float" office:value="202" calcext:value-type="float">
            <text:p>2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.tech</text:p>
          </table:table-cell>
          <table:table-cell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 tech</text:p>
          </table:table-cell>
          <table:table-cell office:value-type="string" calcext:value-type="string">
            <text:p>deliver tech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float" office:value="17989" calcext:value-type="float">
            <text:p>17989</text:p>
          </table:table-cell>
          <table:table-cell office:value-type="float" office:value="17581" calcext:value-type="float">
            <text:p>17581</text:p>
          </table:table-cell>
          <table:table-cell table:formula="of:=[.B49]/[.A49]" office:value-type="float" office:value="0.977319473011285" calcext:value-type="float">
            <text:p>0,9773194730112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989" calcext:value-type="float">
            <text:p>1798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9" number:min-decimal-places="9" number:min-integer-digits="1"/>
    </number:number-style>
    <number:number-style style:name="N109">
      <number:number number:decimal-places="6" number:min-decimal-places="6" number:min-integer-digits="1"/>
    </number:number-style>
    <number:number-style style:name="N108">
      <number:number number:decimal-places="7" number:min-decimal-places="7" number:min-integer-digits="1"/>
    </number:number-style>
    <number:number-style style:name="N107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20:43:03.143677635</meta:creation-date>
    <meta:generator>LibreOffice/7.3.4.2$Linux_X86_64 LibreOffice_project/30$Build-2</meta:generator>
    <dc:date>2022-07-25T21:18:19.014856832</dc:date>
    <meta:editing-duration>PT4H5M42S</meta:editing-duration>
    <meta:editing-cycles>15</meta:editing-cycles>
    <meta:document-statistic meta:table-count="1" meta:cell-count="96" meta:object-count="0"/>
  </office:meta>
</office:document-meta>
</file>